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f7c8ea1000" style:family="table" style:master-page-name="ta-mp-0x7ff7c8ea1000">
      <style:table-properties table:display="true" style:writing-mode="lr-tb"/>
    </style:style>
    <style:style style:name="ta-0x7ff7c8ea11f0" style:family="table" style:master-page-name="ta-mp-0x7ff7c8ea11f0">
      <style:table-properties table:display="true" style:writing-mode="lr-tb"/>
    </style:style>
    <style:style style:name="ta-0x7ff7c8ea13e0" style:family="table" style:master-page-name="ta-mp-0x7ff7c8ea13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67.50pt" style:use-optimal-row-height="true"/>
    </style:style>
    <style:style style:name="ACOL-0" style:family="table-column">
      <style:table-column-properties style:column-width="132.00pt" style:use-optimal-column-width="true"/>
    </style:style>
    <style:style style:name="ACE-0x7ff7c8e6de98" style:family="table-cell" style:data-style-name="General">
      <style:table-cell-properties fo:background-color="#00ffff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7ff7c8e6e9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7ff7c8e6d6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7c8e6d7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2.00pt" style:use-optimal-column-width="false"/>
    </style:style>
    <style:style style:name="ACOL-2" style:family="table-column">
      <style:table-column-properties style:column-width="15.75pt" style:use-optimal-column-width="false"/>
    </style:style>
    <style:style style:name="ACOL-3" style:family="table-column">
      <style:table-column-properties style:column-width="18.00pt" style:use-optimal-column-width="false"/>
    </style:style>
    <style:style style:name="ACOL-4" style:family="table-column">
      <style:table-column-properties style:column-width="16.50pt" style:use-optimal-column-width="false"/>
    </style:style>
    <style:style style:name="ACOL-5" style:family="table-column"/>
    <style:style style:name="ACOL-6" style:family="table-column">
      <style:table-column-properties style:column-width="48.00pt" style:use-optimal-column-width="true"/>
    </style:style>
    <style:style style:name="AROW-1" style:family="table-row">
      <style:table-row-properties style:row-height="67.50pt" style:use-optimal-row-height="false"/>
    </style:style>
    <style:style style:name="AROW-2" style:family="table-row">
      <style:table-row-properties style:row-height="77.25pt" style:use-optimal-row-height="false"/>
    </style:style>
    <style:style style:name="AROW-3" style:family="table-row">
      <style:table-row-properties style:row-height="18.00pt" style:use-optimal-row-height="true"/>
    </style:style>
    <style:style style:name="AROW-4" style:family="table-row">
      <style:table-row-properties style:row-height="15.00pt" style:use-optimal-row-height="false"/>
    </style:style>
    <style:style style:name="AROW-5" style:family="table-row"/>
    <style:style style:name="AROW-6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f7c8ea1000" table:print="true">
        <office:forms form:automatic-focus="false" form:apply-design-mode="false">
          <form:form/>
        </office:forms>
        <table:table-column table:default-cell-style-name="ACE-0x7ff7c8e6e900" table:style-name="ACOL-1"/>
        <table:table-column table:default-cell-style-name="ACE-0x7ff7c8e6e900" table:style-name="ACOL-2"/>
        <table:table-column table:default-cell-style-name="ACE-0x7ff7c8e6e900" table:style-name="ACOL-1"/>
        <table:table-column table:default-cell-style-name="ACE-0x7ff7c8e6e900" table:style-name="ACOL-2"/>
        <table:table-column table:default-cell-style-name="ACE-0x7ff7c8e6e900" table:style-name="ACOL-1"/>
        <table:table-column table:default-cell-style-name="ACE-0x7ff7c8e6e900" table:style-name="ACOL-3"/>
        <table:table-column table:default-cell-style-name="ACE-0x7ff7c8e6e900" table:style-name="ACOL-0"/>
        <table:table-column table:default-cell-style-name="ACE-0x7ff7c8e6e900" table:style-name="ACOL-4"/>
        <table:table-column table:default-cell-style-name="ACE-0x7ff7c8e6e900" table:style-name="ACOL-0"/>
        <table:table-column table:default-cell-style-name="ACE-0x7ff7c8e6e900" table:style-name="ACOL-2"/>
        <table:table-column table:default-cell-style-name="ACE-0x7ff7c8e6e900" table:style-name="ACOL-0"/>
        <table:table-column table:default-cell-style-name="ACE-0x7ff7c8e6e900" table:style-name="ACOL-0" table:number-columns-repeated="245"/>
        <table:table-row table:style-name="AROW-1">
          <table:table-cell table:style-name="ACE-0x7ff7c8e6de98" office:value-type="string">
            <text:p>Vispārēja fiziskā sagatavotība</text:p>
          </table:table-cell>
          <table:table-cell table:style-name="ACE-0x7ff7c8e6e900"/>
          <table:table-cell table:style-name="ACE-0x7ff7c8e6de98" office:value-type="string">
            <text:p>Ierindas mācība un disciplīna</text:p>
          </table:table-cell>
          <table:table-cell table:style-name="ACE-0x7ff7c8e6e900"/>
          <table:table-cell table:style-name="ACE-0x7ff7c8e6de98" office:value-type="string">
            <text:p>Sēņu pīrāgu kaujas stratēģiju kopotie raksti</text:p>
          </table:table-cell>
          <table:table-cell table:style-name="ACE-0x7ff7c8e6e900"/>
          <table:table-cell table:style-name="ACE-0x7ff7c8e6de98" office:value-type="string">
            <text:p>karstās eļļas liešanas apmācība pie austrumu vārtiem</text:p>
          </table:table-cell>
          <table:table-cell table:style-name="ACE-0x7ff7c8e6e900"/>
          <table:table-cell table:style-name="ACE-0x7ff7c8e6de98" office:value-type="string">
            <text:p>klupšanas mūrakmeņu apskate pie ziemeļu nocietinājumiem</text:p>
          </table:table-cell>
          <table:table-cell table:style-name="ACE-0x7ff7c8e6e900"/>
          <table:table-cell table:style-name="ACE-0x7ff7c8e6de98" office:value-type="string">
            <text:p>lekcija par jokainajām uzpariktēm pie dienvidu sienas</text:p>
          </table:table-cell>
          <table:table-cell table:number-columns-repeated="245" table:style-name="ACE-0x7ff7c8e6e900"/>
        </table:table-row>
        <table:table-row table:style-name="AROW-2">
          <table:table-cell table:style-name="ACE-0x7ff7c8e6de98" office:value-type="string">
            <text:p>+ 2 visiem nocietinājumiem</text:p>
          </table:table-cell>
          <table:table-cell table:style-name="ACE-0x7ff7c8e6e900"/>
          <table:table-cell table:style-name="ACE-0x7ff7c8e6de98" office:value-type="string">
            <text:p>+3 visiem nocietinājumiem, ja aizsargu starpā nav spiegi</text:p>
          </table:table-cell>
          <table:table-cell table:style-name="ACE-0x7ff7c8e6e900"/>
          <table:table-cell table:style-name="ACE-0x7ff7c8e6de98" office:value-type="string">
            <text:p>met spēļu kauliņu un atņem 2, par tik palielinās aizsardzība visiem nocietinājumiem</text:p>
          </table:table-cell>
          <table:table-cell table:style-name="ACE-0x7ff7c8e6e900"/>
          <table:table-cell table:style-name="ACE-0x7ff7c8e6de98" office:value-type="string">
            <text:p>+3 austrumu nocietinājumiem</text:p>
          </table:table-cell>
          <table:table-cell table:style-name="ACE-0x7ff7c8e6e900"/>
          <table:table-cell table:style-name="ACE-0x7ff7c8e6de98" office:value-type="string">
            <text:p>+3 ziemeļu nocietinājumiem</text:p>
          </table:table-cell>
          <table:table-cell table:style-name="ACE-0x7ff7c8e6e900"/>
          <table:table-cell table:style-name="ACE-0x7ff7c8e6de98" office:value-type="string">
            <text:p>+3 dienvidu nocietinājumiem</text:p>
          </table:table-cell>
          <table:table-cell table:number-columns-repeated="245" table:style-name="ACE-0x7ff7c8e6e900"/>
        </table:table-row>
        <table:table-row table:style-name="AROW-3">
          <table:table-cell table:style-name="ACE-0x7ff7c8e6e900" office:value-type="string">
            <text:p>4 gab</text:p>
          </table:table-cell>
          <table:table-cell table:style-name="ACE-0x7ff7c8e6e900"/>
          <table:table-cell table:style-name="ACE-0x7ff7c8e6e900" office:value-type="string">
            <text:p>2 gab</text:p>
          </table:table-cell>
          <table:table-cell table:style-name="ACE-0x7ff7c8e6e900"/>
          <table:table-cell table:style-name="ACE-0x7ff7c8e6e900" office:value-type="string">
            <text:p>2 gab</text:p>
          </table:table-cell>
          <table:table-cell table:style-name="ACE-0x7ff7c8e6e900"/>
          <table:table-cell table:style-name="ACE-0x7ff7c8e6e900" office:value-type="string">
            <text:p>1 gab</text:p>
          </table:table-cell>
          <table:table-cell table:style-name="ACE-0x7ff7c8e6e900"/>
          <table:table-cell table:style-name="ACE-0x7ff7c8e6e900" office:value-type="string">
            <text:p>1 gab</text:p>
          </table:table-cell>
          <table:table-cell table:style-name="ACE-0x7ff7c8e6e900"/>
          <table:table-cell table:style-name="ACE-0x7ff7c8e6e900" office:value-type="string">
            <text:p>1 gab</text:p>
          </table:table-cell>
          <table:table-cell table:number-columns-repeated="245" table:style-name="ACE-0x7ff7c8e6e900"/>
        </table:table-row>
        <table:table-row table:style-name="AROW-4">
          <table:table-cell table:number-columns-repeated="256"/>
        </table:table-row>
        <table:table-row table:style-name="AROW-1">
          <table:table-cell table:style-name="ACE-0x7ff7c8e6de98" office:value-type="string">
            <text:p>Loka šaušanas apmācība</text:p>
          </table:table-cell>
          <table:table-cell table:style-name="ACE-0x7ff7c8e6e900"/>
          <table:table-cell table:style-name="ACE-0x7ff7c8e6de98" office:value-type="string">
            <text:p>Pretinieka atvairīšanas apmācība no pils pagalma</text:p>
          </table:table-cell>
          <table:table-cell table:style-name="ACE-0x7ff7c8e6e900"/>
          <table:table-cell table:style-name="ACE-0x7ff7c8e6de98" office:value-type="string">
            <text:p>Spiegu atpazīšana un neitralizēšana</text:p>
          </table:table-cell>
          <table:table-cell table:number-columns-repeated="251" table:style-name="ACE-0x7ff7c8e6e900"/>
        </table:table-row>
        <table:table-row table:style-name="AROW-0">
          <table:table-cell table:style-name="ACE-0x7ff7c8e6de98" office:value-type="string">
            <text:p>+1 visiem nocietinājumiem tad ja neesi pils aizstāvis</text:p>
          </table:table-cell>
          <table:table-cell table:style-name="ACE-0x7ff7c8e6e900"/>
          <table:table-cell table:style-name="ACE-0x7ff7c8e6de98" office:value-type="string">
            <text:p>+4 pie tiem nocietinājumiem kuriem augšējā kārts ir 0</text:p>
          </table:table-cell>
          <table:table-cell table:style-name="ACE-0x7ff7c8e6e900"/>
          <table:table-cell table:style-name="ACE-0x7ff7c8e6de98" office:value-type="string">
            <text:p>+3 visiem nocietinājumiem, ja viens no aizsargiem ir spiegs</text:p>
          </table:table-cell>
          <table:table-cell table:number-columns-repeated="251" table:style-name="ACE-0x7ff7c8e6e900"/>
        </table:table-row>
        <table:table-row table:style-name="AROW-4">
          <table:table-cell table:style-name="ACE-0x7ff7c8e6e900" office:value-type="string">
            <text:p>1 gab</text:p>
          </table:table-cell>
          <table:table-cell table:style-name="ACE-0x7ff7c8e6e900"/>
          <table:table-cell table:style-name="ACE-0x7ff7c8e6e900" office:value-type="string">
            <text:p>2 gab</text:p>
          </table:table-cell>
          <table:table-cell table:style-name="ACE-0x7ff7c8e6e900"/>
          <table:table-cell table:style-name="ACE-0x7ff7c8e6e900" office:value-type="string">
            <text:p>2 gab</text:p>
          </table:table-cell>
          <table:table-cell table:number-columns-repeated="251" table:style-name="ACE-0x7ff7c8e6e900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f7c8ea11f0" table:print="true">
        <office:forms form:automatic-focus="false" form:apply-design-mode="false">
          <form:form/>
        </office:forms>
        <table:table-column table:default-cell-style-name="ACE-0x7ff7c8e6d680" table:style-name="ACOL-6" table:number-columns-repeated="256"/>
        <table:table-row table:style-name="AROW-6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f7c8ea13e0" table:print="true">
        <office:forms form:automatic-focus="false" form:apply-design-mode="false">
          <form:form/>
        </office:forms>
        <table:table-column table:default-cell-style-name="ACE-0x7ff7c8e6d7a8" table:style-name="ACOL-6" table:number-columns-repeated="256"/>
        <table:table-row table:style-name="AROW-6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132.00pt" style:use-optimal-column-width="true"/>
    </style:default-style>
    <style:default-style style:family="table-row">
      <style:table-row-properties style:row-height="67.50pt" style:use-optimal-row-height="true"/>
    </style:default-style>
  </office:styles>
  <office:automatic-styles>
    <style:page-layout style:name="pl-0x7ff7c8e464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f7c8e477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f7c8e081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f7c8ea1000" style:display-name="Sheet1" style:page-layout-name="pl-0x7ff7c8e464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7c8ea11f0" style:display-name="Sheet2" style:page-layout-name="pl-0x7ff7c8e477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7c8ea13e0" style:display-name="Sheet3" style:page-layout-name="pl-0x7ff7c8e081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7-15T12:12:03Z</dc:date>
    <meta:creation-date>2015-07-15T11:39:21Z</meta:creation-date>
    <meta:generator>gnumeric/1.12.9</meta:generator>
  </office:meta>
</office:document-meta>
</file>